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fo:font-size="8pt" style:font-size-asian="8pt" style:font-size-complex="8pt"/>
    </style:style>
    <style:style style:name="P5" style:family="paragraph">
      <style:paragraph-properties fo:text-align="justify"/>
      <style:text-properties fo:font-size="8pt" style:text-underline-style="none" style:font-size-asian="8pt" style:font-size-complex="8pt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style:text-underline-style="none" style:font-size-asian="8pt" style:font-size-complex="8pt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43cm" svg:height="0.635cm" svg:x="6.08cm" svg:y="1.635cm">
          <text:p text:style-name="P1"><text:span text:style-name="T1">Data Content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08cm" svg:height="1.27cm" svg:x="6.08cm" svg:y="2.27cm">
          <text:p text:style-name="P3"><text:span text:style-name="T2">Imaging data:</text:span></text:p>
          <text:p text:style-name="P3"><text:span text:style-name="T3">- types (raw, analyzed, both)</text:span></text:p>
          <text:p text:style-name="P3"><text:span text:style-name="T3">- format (Nifti, Analyze, Dicom, etc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08cm" svg:height="1.27cm" svg:x="6.08cm" svg:y="3.54cm">
          <text:p text:style-name="P3"><text:span text:style-name="T2">Metadata:</text:span></text:p>
          <text:p text:style-name="P3"><text:span text:style-name="T3">- organization, accessibility</text:span></text:p>
          <text:p text:style-name="P3"><text:span text:style-name="T3">- personalized metadat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35cm" svg:height="1.27cm" svg:x="11.16cm" svg:y="2.27cm">
          <text:p text:style-name="P3"><text:span text:style-name="T2">Data import and export:</text:span></text:p>
          <text:p text:style-name="P3"><text:span text:style-name="T3">- formats accepted by the database</text:span></text:p>
          <text:p text:style-name="P3"><text:span text:style-name="T3">- conversion to or from the required format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35cm" svg:height="1.27cm" svg:x="11.16cm" svg:y="3.54cm">
          <text:p text:style-name="P3"><text:span text:style-name="T2">Data quality:</text:span></text:p>
          <text:p text:style-name="P3"><text:span text:style-name="T3">- accuracy, completeness, durability, integrit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0.635cm" svg:x="4.175cm" svg:y="7.35cm">
          <text:p text:style-name="P1"><text:span text:style-name="T1">Data Access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6.35cm" svg:height="1.905cm" svg:x="4.175cm" svg:y="7.985cm">
          <text:p text:style-name="P3"><text:span text:style-name="T4">- kind of queries supported (access to stored</text:span></text:p>
          <text:p text:style-name="P3"><text:span text:style-name="T4"><text:s text:c="2"/></text:span><text:span text:style-name="T4">form, support for analysis and processing)</text:span></text:p>
          <text:p text:style-name="P3"><text:span text:style-name="T4">- mechanism for user interaction (web interface)</text:span></text:p>
          <text:p text:style-name="P3"><text:span text:style-name="T4">- platform supported (Linux, Windows, Mac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15cm" svg:height="0.635cm" svg:x="13.065cm" svg:y="7.35cm">
          <text:p text:style-name="P1"><text:span text:style-name="T1">Data Confidentiality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5.715cm" svg:height="1.905cm" svg:x="13.065cm" svg:y="7.985cm">
          <text:p text:style-name="P3"><text:span text:style-name="T4">- rights for accessing/publishing/retrieving</text:span></text:p>
          <text:p text:style-name="P3"><text:span text:style-name="T4">- protection of patients</text:span></text:p>
          <text:p text:style-name="P3"><text:span text:style-name="T4">- protection of researchers work</text:span></text:p>
          <text:p text:style-name="P3"><text:span text:style-name="T4">- mechanisms to prevent violations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445cm" svg:height="1.27cm" svg:x="9.89cm" svg:y="5.445cm">
          <text:p text:style-name="P1"><text:span text:style-name="T5">Database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985cm" svg:y1="6.08cm" svg:x2="9.89cm" svg:y2="6.08cm">
          <text:p/>
        </draw:line>
        <draw:line draw:style-name="gr4" draw:text-style-name="P1" draw:layer="layout" svg:x1="7.985cm" svg:y1="6.08cm" svg:x2="7.35cm" svg:y2="6.08cm">
          <text:p/>
        </draw:line>
        <draw:line draw:style-name="gr4" draw:text-style-name="P1" draw:layer="layout" svg:x1="14.335cm" svg:y1="6.08cm" svg:x2="16.24cm" svg:y2="6.08cm">
          <text:p/>
        </draw:line>
        <draw:line draw:style-name="gr4" draw:text-style-name="P1" draw:layer="layout" svg:x1="7.35cm" svg:y1="6.08cm" svg:x2="7.35cm" svg:y2="7.35cm">
          <text:p/>
        </draw:line>
        <draw:line draw:style-name="gr4" draw:text-style-name="P1" draw:layer="layout" svg:x1="16.24cm" svg:y1="6.08cm" svg:x2="16.24cm" svg:y2="7.35cm">
          <text:p/>
        </draw:line>
        <draw:line draw:style-name="gr4" draw:text-style-name="P1" draw:layer="layout" svg:x1="11.795cm" svg:y1="5.445cm" svg:x2="11.795cm" svg:y2="4.8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7-23T10:53:24</meta:creation-date>
    <dc:date>2009-07-23T11:48:41</dc:date>
    <meta:editing-duration>PT00H35M30S</meta:editing-duration>
    <meta:editing-cycles>5</meta:editing-cycles>
    <meta:generator>OpenOffice.org/3.0$Linux OpenOffice.org_project/300m15$Build-9379</meta:generator>
    <meta:document-statistic meta:object-count="16"/>
    <meta:user-defined meta:name="Info 1"/>
    <meta:user-defined meta:name="Info 2"/>
    <meta:user-defined meta:name="Info 3"/>
    <meta:user-defined meta:name="Info 4"/>
  </office:meta>
</office:document-meta>
</file>